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9-0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5-1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1-0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2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2-0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10-1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795" calcext:value-type="float">
            <text:p>6.741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1784" calcext:value-type="float">
            <text:p>6.81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70525" calcext:value-type="float">
            <text:p>6.785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4464" calcext:value-type="float">
            <text:p>6.79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085703225807" calcext:value-type="float">
            <text:p>6.9308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85975" calcext:value-type="float">
            <text:p>6.8788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42683870968" calcext:value-type="float">
            <text:p>6.8564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00877419355" calcext:value-type="float">
            <text:p>6.793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0432" calcext:value-type="float">
            <text:p>6.72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87275" calcext:value-type="float">
            <text:p>6.601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34179310345" calcext:value-type="float">
            <text:p>6.7023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94325" calcext:value-type="float">
            <text:p>6.7849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34812903226" calcext:value-type="float">
            <text:p>6.890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7872" calcext:value-type="float">
            <text:p>6.95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589" calcext:value-type="float">
            <text:p>6.998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1832" calcext:value-type="float">
            <text:p>6.9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70967741936" calcext:value-type="float">
            <text:p>6.845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7045" calcext:value-type="float">
            <text:p>6.779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95329032258" calcext:value-type="float">
            <text:p>6.766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50475" calcext:value-type="float">
            <text:p>6.7055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15664516129" calcext:value-type="float">
            <text:p>6.538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81548387097" calcext:value-type="float">
            <text:p>6.487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007834482759" calcext:value-type="float">
            <text:p>6.46007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44774193548" calcext:value-type="float">
            <text:p>6.421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13290322581" calcext:value-type="float">
            <text:p>6.557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5344516129" calcext:value-type="float">
            <text:p>6.832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09290322581" calcext:value-type="float">
            <text:p>6.999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31612903226" calcext:value-type="float">
            <text:p>7.015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31277419355" calcext:value-type="float">
            <text:p>6.939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1068" calcext:value-type="float">
            <text:p>7.0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4168" calcext:value-type="float">
            <text:p>6.9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61858064516" calcext:value-type="float">
            <text:p>7.038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97729032258" calcext:value-type="float">
            <text:p>6.9589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67425" calcext:value-type="float">
            <text:p>6.9186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60028571429" calcext:value-type="float">
            <text:p>6.9256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95690322581" calcext:value-type="float">
            <text:p>7.053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2975483871" calcext:value-type="float">
            <text:p>7.063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9568" calcext:value-type="float">
            <text:p>7.1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8855" calcext:value-type="float">
            <text:p>7.084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82536" calcext:value-type="float">
            <text:p>7.0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11535483871" calcext:value-type="float">
            <text:p>7.068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98529032258" calcext:value-type="float">
            <text:p>7.022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10096" calcext:value-type="float">
            <text:p>7.0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746761290323" calcext:value-type="float">
            <text:p>7.047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62735483871" calcext:value-type="float">
            <text:p>6.973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71251612903" calcext:value-type="float">
            <text:p>6.880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65793103448" calcext:value-type="float">
            <text:p>6.84065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37393548387" calcext:value-type="float">
            <text:p>7.035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56856" calcext:value-type="float">
            <text:p>7.0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816" calcext:value-type="float">
            <text:p>7.0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5728" calcext:value-type="float">
            <text:p>6.97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2025" calcext:value-type="float">
            <text:p>6.954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48051612903" calcext:value-type="float">
            <text:p>6.9294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22787096774" calcext:value-type="float">
            <text:p>6.862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88903225806" calcext:value-type="float">
            <text:p>6.8058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337341935484" calcext:value-type="float">
            <text:p>6.6133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97135483871" calcext:value-type="float">
            <text:p>6.677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65856" calcext:value-type="float">
            <text:p>6.6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70529032258" calcext:value-type="float">
            <text:p>6.6877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61651612903" calcext:value-type="float">
            <text:p>6.874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89419354839" calcext:value-type="float">
            <text:p>6.834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40825806452" calcext:value-type="float">
            <text:p>6.904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2872" calcext:value-type="float">
            <text:p>6.8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2385" calcext:value-type="float">
            <text:p>6.861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928412903226" calcext:value-type="float">
            <text:p>6.759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008232258065" calcext:value-type="float">
            <text:p>6.730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92103225806" calcext:value-type="float">
            <text:p>6.6809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5096" calcext:value-type="float">
            <text:p>6.56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86025" calcext:value-type="float">
            <text:p>6.501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526828571429" calcext:value-type="float">
            <text:p>6.5552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20875" calcext:value-type="float">
            <text:p>6.623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1485" calcext:value-type="float">
            <text:p>6.903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376" calcext:value-type="float">
            <text:p>6.9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86775" calcext:value-type="float">
            <text:p>6.9428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41806451613" calcext:value-type="float">
            <text:p>6.921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46322580645" calcext:value-type="float">
            <text:p>6.889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303825" calcext:value-type="float">
            <text:p>6.7830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2256" calcext:value-type="float">
            <text:p>6.70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669" calcext:value-type="float">
            <text:p>6.495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33296" calcext:value-type="float">
            <text:p>6.5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693475" calcext:value-type="float">
            <text:p>6.7169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47685714286" calcext:value-type="float">
            <text:p>6.7544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5155" calcext:value-type="float">
            <text:p>6.791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34993548387" calcext:value-type="float">
            <text:p>6.843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5584" calcext:value-type="float">
            <text:p>6.93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9645" calcext:value-type="float">
            <text:p>6.9549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7328" calcext:value-type="float">
            <text:p>6.8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68077419355" calcext:value-type="float">
            <text:p>6.835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86270967742" calcext:value-type="float">
            <text:p>7.000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34116129032" calcext:value-type="float">
            <text:p>6.908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52696774194" calcext:value-type="float">
            <text:p>6.809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75575" calcext:value-type="float">
            <text:p>6.8087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42028571429" calcext:value-type="float">
            <text:p>7.0094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7055" calcext:value-type="float">
            <text:p>7.168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33225" calcext:value-type="float">
            <text:p>7.2303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4056" calcext:value-type="float">
            <text:p>7.25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8575" calcext:value-type="float">
            <text:p>7.241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22038709678" calcext:value-type="float">
            <text:p>7.2202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52696774194" calcext:value-type="float">
            <text:p>7.190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65006451613" calcext:value-type="float">
            <text:p>7.2536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83458064516" calcext:value-type="float">
            <text:p>7.242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08980645161" calcext:value-type="float">
            <text:p>7.134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9245" calcext:value-type="float">
            <text:p>7.015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7455483871" calcext:value-type="float">
            <text:p>7.218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7488" calcext:value-type="float">
            <text:p>7.23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33375" calcext:value-type="float">
            <text:p>7.242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9032" calcext:value-type="float">
            <text:p>7.25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66683870968" calcext:value-type="float">
            <text:p>7.252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75325" calcext:value-type="float">
            <text:p>7.169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15793548387" calcext:value-type="float">
            <text:p>7.2121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397419354839" calcext:value-type="float">
            <text:p>7.093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5676" calcext:value-type="float">
            <text:p>6.903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76725" calcext:value-type="float">
            <text:p>6.900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59828571429" calcext:value-type="float">
            <text:p>6.9095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4885" calcext:value-type="float">
            <text:p>6.956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39535483871" calcext:value-type="float">
            <text:p>7.022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72903225807" calcext:value-type="float">
            <text:p>7.0497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26925" calcext:value-type="float">
            <text:p>7.1072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0456" calcext:value-type="float">
            <text:p>7.04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48925" calcext:value-type="float">
            <text:p>6.962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76748387097" calcext:value-type="float">
            <text:p>6.8657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26503225807" calcext:value-type="float">
            <text:p>6.766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06975" calcext:value-type="float">
            <text:p>6.6540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952722580645" calcext:value-type="float">
            <text:p>6.639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79406451613" calcext:value-type="float">
            <text:p>6.500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41571428571" calcext:value-type="float">
            <text:p>6.5374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54325" calcext:value-type="float">
            <text:p>6.6325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28365" calcext:value-type="float">
            <text:p>6.692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3088" calcext:value-type="float">
            <text:p>6.76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991" calcext:value-type="float">
            <text:p>6.785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45522580645" calcext:value-type="float">
            <text:p>6.825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17866666667" calcext:value-type="float">
            <text:p>6.8481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764" calcext:value-type="float">
            <text:p>6.74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65272727273" calcext:value-type="float">
            <text:p>6.53865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19664516129" calcext:value-type="float">
            <text:p>6.477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22632258065" calcext:value-type="float">
            <text:p>6.739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18648275862" calcext:value-type="float">
            <text:p>6.83918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84525" calcext:value-type="float">
            <text:p>6.7628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00412903226" calcext:value-type="float">
            <text:p>6.805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99406451613" calcext:value-type="float">
            <text:p>6.957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8205" calcext:value-type="float">
            <text:p>6.945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292486956522" calcext:value-type="float">
            <text:p>6.902924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91873684211" calcext:value-type="float">
            <text:p>7.00991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64" calcext:value-type="float">
            <text:p>6.7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30090322581" calcext:value-type="float">
            <text:p>6.7583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06262068966" calcext:value-type="float">
            <text:p>6.8860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44675" calcext:value-type="float">
            <text:p>7.0034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426322580645" calcext:value-type="float">
            <text:p>7.194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41522580645" calcext:value-type="float">
            <text:p>7.267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575" calcext:value-type="float">
            <text:p>7.2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0688" calcext:value-type="float">
            <text:p>7.2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33525" calcext:value-type="float">
            <text:p>7.254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81496774194" calcext:value-type="float">
            <text:p>7.208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96180645161" calcext:value-type="float">
            <text:p>7.252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37006451613" calcext:value-type="float">
            <text:p>7.299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35432258065" calcext:value-type="float">
            <text:p>7.0013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05296551724" calcext:value-type="float">
            <text:p>6.92705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84857142857" calcext:value-type="float">
            <text:p>6.8438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57525" calcext:value-type="float">
            <text:p>6.888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98916129032" calcext:value-type="float">
            <text:p>7.139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37135483871" calcext:value-type="float">
            <text:p>7.211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11922580645" calcext:value-type="float">
            <text:p>7.185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17187096774" calcext:value-type="float">
            <text:p>7.1761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40619354839" calcext:value-type="float">
            <text:p>7.1214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52125" calcext:value-type="float">
            <text:p>7.218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045" calcext:value-type="float">
            <text:p>7.21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041942857143" calcext:value-type="float">
            <text:p>6.7304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96085714286" calcext:value-type="float">
            <text:p>6.8169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90075" calcext:value-type="float">
            <text:p>6.8259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33780645161" calcext:value-type="float">
            <text:p>6.832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331" calcext:value-type="float">
            <text:p>6.839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6748" calcext:value-type="float">
            <text:p>6.38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89006451613" calcext:value-type="float">
            <text:p>6.5068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76387096774" calcext:value-type="float">
            <text:p>6.578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08206451613" calcext:value-type="float">
            <text:p>6.5190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028516129032" calcext:value-type="float">
            <text:p>6.460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259819354839" calcext:value-type="float">
            <text:p>6.752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80496551724" calcext:value-type="float">
            <text:p>6.8478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09083870968" calcext:value-type="float">
            <text:p>6.8350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89238709678" calcext:value-type="float">
            <text:p>6.8818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92129032258" calcext:value-type="float">
            <text:p>6.891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80490322581" calcext:value-type="float">
            <text:p>6.9808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893" calcext:value-type="float">
            <text:p>7.144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17333333333" calcext:value-type="float">
            <text:p>7.1441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08129032258" calcext:value-type="float">
            <text:p>7.029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36825806452" calcext:value-type="float">
            <text:p>6.965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717883870968" calcext:value-type="float">
            <text:p>6.777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9608" calcext:value-type="float">
            <text:p>6.7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538" calcext:value-type="float">
            <text:p>6.97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62916129032" calcext:value-type="float">
            <text:p>6.926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0704" calcext:value-type="float">
            <text:p>6.9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55329032258" calcext:value-type="float">
            <text:p>6.9955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8992" calcext:value-type="float">
            <text:p>6.9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42529032258" calcext:value-type="float">
            <text:p>6.733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343690322581" calcext:value-type="float">
            <text:p>6.703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38425806452" calcext:value-type="float">
            <text:p>6.712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232" calcext:value-type="float">
            <text:p>6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26916129032" calcext:value-type="float">
            <text:p>6.713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95857142857" calcext:value-type="float">
            <text:p>6.9619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72387096774" calcext:value-type="float">
            <text:p>7.020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45316129032" calcext:value-type="float">
            <text:p>7.042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27696" calcext:value-type="float">
            <text:p>7.12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82761290323" calcext:value-type="float">
            <text:p>7.260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7904" calcext:value-type="float">
            <text:p>7.3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904025806452" calcext:value-type="float">
            <text:p>7.389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16544516129" calcext:value-type="float">
            <text:p>7.411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76851612903" calcext:value-type="float">
            <text:p>7.328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8232" calcext:value-type="float">
            <text:p>7.1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55767741936" calcext:value-type="float">
            <text:p>7.153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14735483871" calcext:value-type="float">
            <text:p>7.3241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11948387097" calcext:value-type="float">
            <text:p>7.3961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77144" calcext:value-type="float">
            <text:p>7.41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712084395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32" calcext:value-type="float">
            <text:p>7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86" meta:object-count="0"/>
    <meta:user-defined meta:name="AppVersion">3.0</meta:user-defined>
  </office:meta>
</office:document-meta>
</file>